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6cf4" officeooo:paragraph-rsid="001c6cf4"/>
    </style:style>
    <style:style style:name="P2" style:family="paragraph" style:parent-style-name="Standard">
      <style:text-properties officeooo:paragraph-rsid="001c6cf4"/>
    </style:style>
    <style:style style:name="P3" style:family="paragraph" style:parent-style-name="Standard">
      <style:text-properties officeooo:rsid="001d62c3" officeooo:paragraph-rsid="001d62c3"/>
    </style:style>
    <style:style style:name="P4" style:family="paragraph" style:parent-style-name="Standard">
      <style:text-properties officeooo:rsid="001d62c3" officeooo:paragraph-rsid="001d62c3"/>
    </style:style>
    <style:style style:name="P5" style:family="paragraph" style:parent-style-name="Standard" style:list-style-name="L1">
      <style:text-properties officeooo:rsid="001d62c3" officeooo:paragraph-rsid="001d62c3"/>
    </style:style>
    <style:style style:name="P6" style:family="paragraph" style:parent-style-name="Standard" style:list-style-name="L1">
      <style:text-properties officeooo:rsid="001c6cf4" officeooo:paragraph-rsid="001c6cf4"/>
    </style:style>
    <style:style style:name="P7" style:family="paragraph" style:parent-style-name="Standard" style:list-style-name="L1">
      <style:text-properties officeooo:rsid="001f6e27" officeooo:paragraph-rsid="001f6e27"/>
    </style:style>
    <style:style style:name="T1" style:family="text">
      <style:text-properties officeooo:rsid="001ecf87"/>
    </style:style>
    <style:style style:name="T2" style:family="text">
      <style:text-properties officeooo:rsid="001f9d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el 1.4 Notes</text:p>
      <text:p text:style-name="P1">Snail Pizza</text:p>
      <text:p text:style-name="P2"/>
      <text:p text:style-name="P3">Level Description:</text:p>
      <text:p text:style-name="P3"><text:tab/>Player will collect snails which are a collectible that the player needs to maintain contact with for a short time to collect. Since the snails are slow moving the added challenge will come from currents that are in set locations near the snails that blow the player around. </text:p>
      <text:p text:style-name="P3"><text:tab/><text:span text:style-name="T2">Room 5 didn’t come out great… so try it out to see if it’s fun and if it isn’t change however you feel you should. Also room 3 and 4 can be swapped order wise if that helps with understanding the level. </text:span></text:p>
      <text:p text:style-name="P2"/>
      <text:list xml:id="list986208106" text:style-name="L1">
        <text:list-item>
          <text:p text:style-name="P6">Snail</text:p>
          <text:list>
            <text:list-item>
              <text:p text:style-name="P6">Moves slowly and are attached to a solid object, (i.e. boulder etc.)</text:p>
            </text:list-item>
            <text:list-item>
              <text:p text:style-name="P6">Player must maintain contact for a period of time total to collect</text:p>
            </text:list-item>
            <text:list-item>
              <text:p text:style-name="P6">Needs animation/sound to show the snail is being collected</text:p>
            </text:list-item>
            <text:list-item>
              <text:p text:style-name="P6">Collection timer for snail does not reset after a period of time (i.e. if a player bumps into it and then comes back again to collect it, they will only have to maintain contact for the remaining time)</text:p>
            </text:list-item>
          </text:list>
        </text:list-item>
        <text:list-item>
          <text:p text:style-name="P6">Current</text:p>
          <text:list>
            <text:list-item>
              <text:p text:style-name="P6">Current is a set length <text:span text:style-name="T1">and it’s height is equal to Octoboy’s. It</text:span> is always active and moves the player at a speed higher than the player’s regular movement. </text:p>
            </text:list-item>
            <text:list-item>
              <text:p text:style-name="P6">If a player moves against the current the player movement will slow down how quickly they get swept away. </text:p>
            </text:list-item>
            <text:list-item>
              <text:p text:style-name="P5">Currents are always active</text:p>
            </text:list-item>
            <text:list-item>
              <text:p text:style-name="P5">Snails are not affected by currents</text:p>
            </text:list-item>
            <text:list-item>
              <text:p text:style-name="P5">animation to show current is moving, sound when swept away</text:p>
            </text:list-item>
          </text:list>
        </text:list-item>
        <text:list-item>
          <text:p text:style-name="P7">Boulder</text:p>
          <text:list>
            <text:list-item>
              <text:p text:style-name="P7">An immovable solid object</text:p>
            </text:list-item>
          </text:list>
        </text:list-item>
        <text:list-item>
          <text:p text:style-name="P7">Coral</text:p>
          <text:list>
            <text:list-item>
              <text:p text:style-name="P7">Coral that the player can’t travel through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22:39:47.416000000</meta:creation-date>
    <dc:date>2017-10-05T01:06:58.583000000</dc:date>
    <meta:editing-duration>PT1H43M22S</meta:editing-duration>
    <meta:editing-cycles>5</meta:editing-cycles>
    <meta:generator>LibreOffice/5.3.1.2$Windows_X86_64 LibreOffice_project/e80a0e0fd1875e1696614d24c32df0f95f03deb2</meta:generator>
    <meta:document-statistic meta:table-count="0" meta:image-count="0" meta:object-count="0" meta:page-count="1" meta:paragraph-count="20" meta:word-count="266" meta:character-count="1406" meta:non-whitespace-character-count="1169"/>
  </office:meta>
</office:document-meta>
</file>